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Ján Vodila</text:h>
      <text:p text:style-name="Text_20_body"><text:tab/>V prvom rade musím pochváliť veľmi dobrú organizovanosť a rozdelenie úloh v našom tíme. Vždy sme sa vedeli dohodnúť na tom, kto, ktorú časť práce urobí. Stretnutia tak prebiehali veľmi rýchlo, kde sme sa dohodli kto čo urobí najbližší týždeň, prešli sme si úlohy, ktoré sme mali spraviť v danom týždni a nikdy tak nebol problém stihnúť prácu do najbližšieho deadline-u, teda stanovený plán sme dokázali vďaka tomu úspešne napĺňať, aj keď pár drobností sme ešte sem tam doťahovali aj neskôr, nejednalo sa však o veľké zmeny či už v dokumentoch alebo v samotnom projekte.</text:p>
      <text:p text:style-name="Text_20_body"><text:tab/>Pri implementácii samotného návrhu sme sa snažili aby každý člen tímu urobil nejakú časť a tak sa nestalo, že niekto robil viac ako druhý. Z toho vyplýva, že na projekte sa každý podieľal rovnakým dielom, teda nikto sa nemôže sťažovať, že robil viac alebo menej ako niekto iný.</text:p>
      <text:p text:style-name="Text_20_body"><text:tab/>Počas konzultácii so školiteľom a pri prezentovaní diela zadávateľovi mal väčšinou slovo ten, kto danú časť práce, o ktorej bola práve reč, robil. Teda nemôžem povedať, že v tíme bol nejaký líder, ktorý to riadil, skôr sme si všetci boli rovnocenní. Podľa mňa, práve vďaka tomu, že sme si všetci boli seberovní, nevznikali tak žiadne spory a iné nežiadúce vplyvy, ktoré by mohli ovplyvniť efektívnosť a súdržnosť tímu. </text:p>
      <text:p text:style-name="Text_20_body"><text:tab/>Čo sa týka výsledného projektu, podľa reakcie zadávateľa môžem povedať, že jeho očakávania sme naplnili. Systém je vyriešený čo najjednoduchšie, objektovo pomocou MVC architektúry, takže prípadné zmeny by nemali byť žiadnym problémom, keďže stačí len pridávať nové metódy do existujúcich tried. Odporúčal by som do budúcna sa sústrediť na detaily, aby bol systém viac atraktívny a ponúkal viac doplnkových funkcií, ktoré by mohli zjednodušiť prácu učiteľovi ale aj žiakom. Jediným zádrhelom je potreba ovládať Nette Framework, na ktorom je naše dielo postavené. </text:p>
      <text:p text:style-name="Text_20_body"><text:tab/>Aby som to zhrnul, s naším projektom som nadmieru spokojný a chválim zodpovednosť každého člena tímu, že aj napriek práci a školským povinnostiam si každý tú svoju čast urobil na čas a svedomito. Veľa veci som sa naučil, či už z hľadiska tvorby informačného systému so všetkým, čo k tomu patrí, ale aj vedieť pracovať v kolektíve a nepozerať tak len na seba ale brať ohľad aj na ostatných členov.</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án Vodila</meta:initial-creator>
    <meta:creation-date>2015-01-14T14:27:15.99</meta:creation-date>
    <dc:date>2015-01-14T14:55:25.59</dc:date>
    <dc:creator>Ján Vodila</dc:creator>
    <meta:editing-duration>PT00H12M28S</meta:editing-duration>
    <meta:editing-cycles>2</meta:editing-cycles>
    <meta:generator>OpenOffice.org/3.2$Win32 OpenOffice.org_project/320m19$Build-9505</meta:generator>
    <meta:document-statistic meta:table-count="0" meta:image-count="0" meta:object-count="0" meta:page-count="1" meta:paragraph-count="6" meta:word-count="365" meta:character-count="2238"/>
  </office:meta>
</office:document-meta>
</file>